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skew=1" table:style-name="ta1">
        <table:shapes>
          <draw:frame draw:z-index="0" draw:style-name="gr1" draw:text-style-name="P1" svg:width="159.99mm" svg:height="89.99mm" svg:x="255.97mm" svg:y="45.09mm">
            <draw:object draw:notify-on-update-of-ranges="'DenseNet-40-12-CIFAR10-skew=1'.A2:'DenseNet-40-12-CIFAR10-skew=1'.A2 'DenseNet-40-12-CIFAR10-skew=1'.A3:'DenseNet-40-12-CIFAR10-skew=1'.A42 'DenseNet-40-12-CIFAR10-skew=1'.G1:'DenseNet-40-12-CIFAR10-skew=1'.G1 'DenseNet-40-12-CIFAR10-skew=1'.G3:'DenseNet-40-12-CIFAR10-skew=1'.G42 'DenseNet-40-12-CIFAR10-skew=1'.A2:'DenseNet-40-12-CIFAR10-skew=1'.A2 'DenseNet-40-12-CIFAR10-skew=1'.A3:'DenseNet-40-12-CIFAR10-skew=1'.A42 'DenseNet-40-12-CIFAR10-skew=1'.F1:'DenseNet-40-12-CIFAR10-skew=1'.F1 'DenseNet-40-12-CIFAR10-skew=1'.F3:'DenseNet-40-12-CIFAR10-skew=1'.F42 'DenseNet-40-12-CIFAR10-skew=1'.A2:'DenseNet-40-12-CIFAR10-skew=1'.A2 'DenseNet-40-12-CIFAR10-skew=1'.A3:'DenseNet-40-12-CIFAR10-skew=1'.A42 'DenseNet-40-12-CIFAR10-skew=1'.E1:'DenseNet-40-12-CIFAR10-skew=1'.E1 'DenseNet-40-12-CIFAR10-skew=1'.E3:'DenseNet-40-12-CIFAR10-skew=1'.E42 'DenseNet-40-12-CIFAR10-skew=1'.A2:'DenseNet-40-12-CIFAR10-skew=1'.A2 'DenseNet-40-12-CIFAR10-skew=1'.A3:'DenseNet-40-12-CIFAR10-skew=1'.A42 'DenseNet-40-12-CIFAR10-skew=1'.B1:'DenseNet-40-12-CIFAR10-skew=1'.B1 'DenseNet-40-12-CIFAR10-skew=1'.B3:'DenseNet-40-12-CIFAR10-skew=1'.B42 'DenseNet-40-12-CIFAR10-skew=1'.A2:'DenseNet-40-12-CIFAR10-skew=1'.A2 'DenseNet-40-12-CIFAR10-skew=1'.A3:'DenseNet-40-12-CIFAR10-skew=1'.A42 'DenseNet-40-12-CIFAR10-skew=1'.C1:'DenseNet-40-12-CIFAR10-skew=1'.C1 'DenseNet-40-12-CIFAR10-skew=1'.C3:'DenseNet-40-12-CIFAR10-skew=1'.C42 'DenseNet-40-12-CIFAR10-skew=1'.A2:'DenseNet-40-12-CIFAR10-skew=1'.A2 'DenseNet-40-12-CIFAR10-skew=1'.A3:'DenseNet-40-12-CIFAR10-skew=1'.A42 'DenseNet-40-12-CIFAR10-skew=1'.D1:'DenseNet-40-12-CIFAR10-skew=1'.D1 'DenseNet-40-12-CIFAR10-skew=1'.D3:'DenseNet-40-12-CIFAR10-skew=1'.D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kew = 1</text:p>
          </table:table-cell>
          <table:table-cell office:value-type="string" calcext:value-type="string">
            <text:p>Skew = 2</text:p>
          </table:table-cell>
          <table:table-cell office:value-type="string" calcext:value-type="string">
            <text:p>Skew = 3</text:p>
          </table:table-cell>
          <table:table-cell office:value-type="string" calcext:value-type="string">
            <text:p>Skew = -1</text:p>
          </table:table-cell>
          <table:table-cell office:value-type="string" calcext:value-type="string">
            <text:p>Skew = -2</text:p>
          </table:table-cell>
          <table:table-cell office:value-type="string" calcext:value-type="string">
            <text:p>Skew = -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table:number-columns-repeated="6"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9499998092651" calcext:value-type="float">
            <text:p>0.429499998092651</text:p>
          </table:table-cell>
          <table:table-cell office:value-type="float" office:value="0.43259999781847" calcext:value-type="float">
            <text:p>0.43259999781847</text:p>
          </table:table-cell>
          <table:table-cell office:value-type="float" office:value="0.574300002753735" calcext:value-type="float">
            <text:p>0.574300002753735</text:p>
          </table:table-cell>
          <table:table-cell office:value-type="float" office:value="0.48189999550581" calcext:value-type="float">
            <text:p>0.48189999550581</text:p>
          </table:table-cell>
          <table:table-cell office:value-type="float" office:value="0.459899998605251" calcext:value-type="float">
            <text:p>0.459899998605251</text:p>
          </table:table-cell>
          <table:table-cell office:value-type="float" office:value="0.385500001013279" calcext:value-type="float">
            <text:p>0.385500001013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6899999678135" calcext:value-type="float">
            <text:p>0.566899999678135</text:p>
          </table:table-cell>
          <table:table-cell office:value-type="float" office:value="0.539899999499321" calcext:value-type="float">
            <text:p>0.539899999499321</text:p>
          </table:table-cell>
          <table:table-cell office:value-type="float" office:value="0.611699997782707" calcext:value-type="float">
            <text:p>0.611699997782707</text:p>
          </table:table-cell>
          <table:table-cell office:value-type="float" office:value="0.607199999094009" calcext:value-type="float">
            <text:p>0.607199999094009</text:p>
          </table:table-cell>
          <table:table-cell office:value-type="float" office:value="0.427699999213219" calcext:value-type="float">
            <text:p>0.427699999213219</text:p>
          </table:table-cell>
          <table:table-cell office:value-type="float" office:value="0.57450000077486" calcext:value-type="float">
            <text:p>0.57450000077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039999961853" calcext:value-type="float">
            <text:p>0.67039999961853</text:p>
          </table:table-cell>
          <table:table-cell office:value-type="float" office:value="0.597499998807907" calcext:value-type="float">
            <text:p>0.597499998807907</text:p>
          </table:table-cell>
          <table:table-cell office:value-type="float" office:value="0.608000001013279" calcext:value-type="float">
            <text:p>0.608000001013279</text:p>
          </table:table-cell>
          <table:table-cell office:value-type="float" office:value="0.591699994802475" calcext:value-type="float">
            <text:p>0.591699994802475</text:p>
          </table:table-cell>
          <table:table-cell office:value-type="float" office:value="0.539999997019768" calcext:value-type="float">
            <text:p>0.539999997019768</text:p>
          </table:table-cell>
          <table:table-cell office:value-type="float" office:value="0.558799998760223" calcext:value-type="float">
            <text:p>0.5587999987602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1599997580051" calcext:value-type="float">
            <text:p>0.581599997580051</text:p>
          </table:table-cell>
          <table:table-cell office:value-type="float" office:value="0.48259999781847" calcext:value-type="float">
            <text:p>0.48259999781847</text:p>
          </table:table-cell>
          <table:table-cell office:value-type="float" office:value="0.696000000238419" calcext:value-type="float">
            <text:p>0.696000000238419</text:p>
          </table:table-cell>
          <table:table-cell office:value-type="float" office:value="0.610500001907349" calcext:value-type="float">
            <text:p>0.610500001907349</text:p>
          </table:table-cell>
          <table:table-cell office:value-type="float" office:value="0.630999999046326" calcext:value-type="float">
            <text:p>0.630999999046326</text:p>
          </table:table-cell>
          <table:table-cell office:value-type="float" office:value="0.582099997699261" calcext:value-type="float">
            <text:p>0.5820999976992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1700001955032" calcext:value-type="float">
            <text:p>0.651700001955032</text:p>
          </table:table-cell>
          <table:table-cell office:value-type="float" office:value="0.698100003600121" calcext:value-type="float">
            <text:p>0.698100003600121</text:p>
          </table:table-cell>
          <table:table-cell office:value-type="float" office:value="0.682900003790855" calcext:value-type="float">
            <text:p>0.682900003790855</text:p>
          </table:table-cell>
          <table:table-cell office:value-type="float" office:value="0.707500000596046" calcext:value-type="float">
            <text:p>0.707500000596046</text:p>
          </table:table-cell>
          <table:table-cell office:value-type="float" office:value="0.577400001585483" calcext:value-type="float">
            <text:p>0.577400001585483</text:p>
          </table:table-cell>
          <table:table-cell office:value-type="float" office:value="0.744899998307228" calcext:value-type="float">
            <text:p>0.744899998307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9500002861023" calcext:value-type="float">
            <text:p>0.689500002861023</text:p>
          </table:table-cell>
          <table:table-cell office:value-type="float" office:value="0.648200001120567" calcext:value-type="float">
            <text:p>0.648200001120567</text:p>
          </table:table-cell>
          <table:table-cell office:value-type="float" office:value="0.709200002551079" calcext:value-type="float">
            <text:p>0.709200002551079</text:p>
          </table:table-cell>
          <table:table-cell office:value-type="float" office:value="0.719400001168251" calcext:value-type="float">
            <text:p>0.719400001168251</text:p>
          </table:table-cell>
          <table:table-cell office:value-type="float" office:value="0.729300000071526" calcext:value-type="float">
            <text:p>0.729300000071526</text:p>
          </table:table-cell>
          <table:table-cell office:value-type="float" office:value="0.661099999547005" calcext:value-type="float">
            <text:p>0.661099999547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7099999189377" calcext:value-type="float">
            <text:p>0.737099999189377</text:p>
          </table:table-cell>
          <table:table-cell office:value-type="float" office:value="0.698799998760223" calcext:value-type="float">
            <text:p>0.698799998760223</text:p>
          </table:table-cell>
          <table:table-cell office:value-type="float" office:value="0.721900002360344" calcext:value-type="float">
            <text:p>0.721900002360344</text:p>
          </table:table-cell>
          <table:table-cell office:value-type="float" office:value="0.749500002264977" calcext:value-type="float">
            <text:p>0.749500002264977</text:p>
          </table:table-cell>
          <table:table-cell office:value-type="float" office:value="0.741700001358986" calcext:value-type="float">
            <text:p>0.741700001358986</text:p>
          </table:table-cell>
          <table:table-cell office:value-type="float" office:value="0.763599998950958" calcext:value-type="float">
            <text:p>0.7635999989509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1799997091293" calcext:value-type="float">
            <text:p>0.771799997091293</text:p>
          </table:table-cell>
          <table:table-cell office:value-type="float" office:value="0.71030000269413" calcext:value-type="float">
            <text:p>0.71030000269413</text:p>
          </table:table-cell>
          <table:table-cell office:value-type="float" office:value="0.66730000436306" calcext:value-type="float">
            <text:p>0.66730000436306</text:p>
          </table:table-cell>
          <table:table-cell office:value-type="float" office:value="0.695900004506111" calcext:value-type="float">
            <text:p>0.695900004506111</text:p>
          </table:table-cell>
          <table:table-cell office:value-type="float" office:value="0.733800001144409" calcext:value-type="float">
            <text:p>0.733800001144409</text:p>
          </table:table-cell>
          <table:table-cell office:value-type="float" office:value="0.748800002336502" calcext:value-type="float">
            <text:p>0.748800002336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46899998784065" calcext:value-type="float">
            <text:p>0.746899998784065</text:p>
          </table:table-cell>
          <table:table-cell office:value-type="float" office:value="0.645900001525879" calcext:value-type="float">
            <text:p>0.645900001525879</text:p>
          </table:table-cell>
          <table:table-cell office:value-type="float" office:value="0.706400003433228" calcext:value-type="float">
            <text:p>0.706400003433228</text:p>
          </table:table-cell>
          <table:table-cell office:value-type="float" office:value="0.750199998617172" calcext:value-type="float">
            <text:p>0.750199998617172</text:p>
          </table:table-cell>
          <table:table-cell office:value-type="float" office:value="0.7508000010252" calcext:value-type="float">
            <text:p>0.7508000010252</text:p>
          </table:table-cell>
          <table:table-cell office:value-type="float" office:value="0.734300000667572" calcext:value-type="float">
            <text:p>0.734300000667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3399999141693" calcext:value-type="float">
            <text:p>0.733399999141693</text:p>
          </table:table-cell>
          <table:table-cell office:value-type="float" office:value="0.723700003027916" calcext:value-type="float">
            <text:p>0.723700003027916</text:p>
          </table:table-cell>
          <table:table-cell office:value-type="float" office:value="0.722100001573563" calcext:value-type="float">
            <text:p>0.722100001573563</text:p>
          </table:table-cell>
          <table:table-cell office:value-type="float" office:value="0.688999998569489" calcext:value-type="float">
            <text:p>0.688999998569489</text:p>
          </table:table-cell>
          <table:table-cell office:value-type="float" office:value="0.755999998450279" calcext:value-type="float">
            <text:p>0.755999998450279</text:p>
          </table:table-cell>
          <table:table-cell office:value-type="float" office:value="0.751999999880791" calcext:value-type="float">
            <text:p>0.751999999880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43999999761581" calcext:value-type="float">
            <text:p>0.643999999761581</text:p>
          </table:table-cell>
          <table:table-cell office:value-type="float" office:value="0.746400000452995" calcext:value-type="float">
            <text:p>0.746400000452995</text:p>
          </table:table-cell>
          <table:table-cell office:value-type="float" office:value="0.773999999165535" calcext:value-type="float">
            <text:p>0.773999999165535</text:p>
          </table:table-cell>
          <table:table-cell office:value-type="float" office:value="0.7883999979496" calcext:value-type="float">
            <text:p>0.7883999979496</text:p>
          </table:table-cell>
          <table:table-cell office:value-type="float" office:value="0.750500000119209" calcext:value-type="float">
            <text:p>0.750500000119209</text:p>
          </table:table-cell>
          <table:table-cell office:value-type="float" office:value="0.795699995160103" calcext:value-type="float">
            <text:p>0.795699995160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3999995589256" calcext:value-type="float">
            <text:p>0.813999995589256</text:p>
          </table:table-cell>
          <table:table-cell office:value-type="float" office:value="0.769500000476837" calcext:value-type="float">
            <text:p>0.769500000476837</text:p>
          </table:table-cell>
          <table:table-cell office:value-type="float" office:value="0.815099998116493" calcext:value-type="float">
            <text:p>0.815099998116493</text:p>
          </table:table-cell>
          <table:table-cell office:value-type="float" office:value="0.76379999756813" calcext:value-type="float">
            <text:p>0.76379999756813</text:p>
          </table:table-cell>
          <table:table-cell office:value-type="float" office:value="0.753400001525879" calcext:value-type="float">
            <text:p>0.753400001525879</text:p>
          </table:table-cell>
          <table:table-cell office:value-type="float" office:value="0.784999997019768" calcext:value-type="float">
            <text:p>0.784999997019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8799998760223" calcext:value-type="float">
            <text:p>0.758799998760223</text:p>
          </table:table-cell>
          <table:table-cell office:value-type="float" office:value="0.692799999713898" calcext:value-type="float">
            <text:p>0.692799999713898</text:p>
          </table:table-cell>
          <table:table-cell office:value-type="float" office:value="0.791899998784065" calcext:value-type="float">
            <text:p>0.791899998784065</text:p>
          </table:table-cell>
          <table:table-cell office:value-type="float" office:value="0.756399999856949" calcext:value-type="float">
            <text:p>0.756399999856949</text:p>
          </table:table-cell>
          <table:table-cell office:value-type="float" office:value="0.769399996399879" calcext:value-type="float">
            <text:p>0.769399996399879</text:p>
          </table:table-cell>
          <table:table-cell office:value-type="float" office:value="0.664400001764297" calcext:value-type="float">
            <text:p>0.664400001764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20199999213219" calcext:value-type="float">
            <text:p>0.720199999213219</text:p>
          </table:table-cell>
          <table:table-cell office:value-type="float" office:value="0.655400002002716" calcext:value-type="float">
            <text:p>0.655400002002716</text:p>
          </table:table-cell>
          <table:table-cell office:value-type="float" office:value="0.753700000047684" calcext:value-type="float">
            <text:p>0.753700000047684</text:p>
          </table:table-cell>
          <table:table-cell office:value-type="float" office:value="0.778499997854233" calcext:value-type="float">
            <text:p>0.778499997854233</text:p>
          </table:table-cell>
          <table:table-cell office:value-type="float" office:value="0.731500002741814" calcext:value-type="float">
            <text:p>0.731500002741814</text:p>
          </table:table-cell>
          <table:table-cell office:value-type="float" office:value="0.753299999833107" calcext:value-type="float">
            <text:p>0.753299999833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7499999403953" calcext:value-type="float">
            <text:p>0.747499999403953</text:p>
          </table:table-cell>
          <table:table-cell office:value-type="float" office:value="0.771999999880791" calcext:value-type="float">
            <text:p>0.771999999880791</text:p>
          </table:table-cell>
          <table:table-cell office:value-type="float" office:value="0.777499999403954" calcext:value-type="float">
            <text:p>0.777499999403954</text:p>
          </table:table-cell>
          <table:table-cell office:value-type="float" office:value="0.782999995350838" calcext:value-type="float">
            <text:p>0.782999995350838</text:p>
          </table:table-cell>
          <table:table-cell office:value-type="float" office:value="0.804999998807907" calcext:value-type="float">
            <text:p>0.804999998807907</text:p>
          </table:table-cell>
          <table:table-cell office:value-type="float" office:value="0.679600001573563" calcext:value-type="float">
            <text:p>0.6796000015735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6099997758865" calcext:value-type="float">
            <text:p>0.776099997758865</text:p>
          </table:table-cell>
          <table:table-cell office:value-type="float" office:value="0.793200001120567" calcext:value-type="float">
            <text:p>0.793200001120567</text:p>
          </table:table-cell>
          <table:table-cell office:value-type="float" office:value="0.79189999461174" calcext:value-type="float">
            <text:p>0.79189999461174</text:p>
          </table:table-cell>
          <table:table-cell office:value-type="float" office:value="0.743399999141693" calcext:value-type="float">
            <text:p>0.743399999141693</text:p>
          </table:table-cell>
          <table:table-cell office:value-type="float" office:value="0.726400004029274" calcext:value-type="float">
            <text:p>0.726400004029274</text:p>
          </table:table-cell>
          <table:table-cell office:value-type="float" office:value="0.719200000166893" calcext:value-type="float">
            <text:p>0.7192000001668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28500001430511" calcext:value-type="float">
            <text:p>0.828500001430511</text:p>
          </table:table-cell>
          <table:table-cell office:value-type="float" office:value="0.80589999973774" calcext:value-type="float">
            <text:p>0.80589999973774</text:p>
          </table:table-cell>
          <table:table-cell office:value-type="float" office:value="0.767399998903275" calcext:value-type="float">
            <text:p>0.767399998903275</text:p>
          </table:table-cell>
          <table:table-cell office:value-type="float" office:value="0.777199999690056" calcext:value-type="float">
            <text:p>0.777199999690056</text:p>
          </table:table-cell>
          <table:table-cell office:value-type="float" office:value="0.742300002574921" calcext:value-type="float">
            <text:p>0.742300002574921</text:p>
          </table:table-cell>
          <table:table-cell office:value-type="float" office:value="0.799599999785423" calcext:value-type="float">
            <text:p>0.7995999997854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4200000762939" calcext:value-type="float">
            <text:p>0.784200000762939</text:p>
          </table:table-cell>
          <table:table-cell office:value-type="float" office:value="0.798600000143051" calcext:value-type="float">
            <text:p>0.798600000143051</text:p>
          </table:table-cell>
          <table:table-cell office:value-type="float" office:value="0.689299999475479" calcext:value-type="float">
            <text:p>0.689299999475479</text:p>
          </table:table-cell>
          <table:table-cell office:value-type="float" office:value="0.816299998760223" calcext:value-type="float">
            <text:p>0.816299998760223</text:p>
          </table:table-cell>
          <table:table-cell office:value-type="float" office:value="0.775899998545647" calcext:value-type="float">
            <text:p>0.775899998545647</text:p>
          </table:table-cell>
          <table:table-cell office:value-type="float" office:value="0.746500002145767" calcext:value-type="float">
            <text:p>0.7465000021457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76300001740456" calcext:value-type="float">
            <text:p>0.776300001740456</text:p>
          </table:table-cell>
          <table:table-cell office:value-type="float" office:value="0.816499993801117" calcext:value-type="float">
            <text:p>0.816499993801117</text:p>
          </table:table-cell>
          <table:table-cell office:value-type="float" office:value="0.842200000882149" calcext:value-type="float">
            <text:p>0.842200000882149</text:p>
          </table:table-cell>
          <table:table-cell office:value-type="float" office:value="0.8433999979496" calcext:value-type="float">
            <text:p>0.8433999979496</text:p>
          </table:table-cell>
          <table:table-cell office:value-type="float" office:value="0.770099997520447" calcext:value-type="float">
            <text:p>0.770099997520447</text:p>
          </table:table-cell>
          <table:table-cell office:value-type="float" office:value="0.747899997234345" calcext:value-type="float">
            <text:p>0.7478999972343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9599996209145" calcext:value-type="float">
            <text:p>0.799599996209145</text:p>
          </table:table-cell>
          <table:table-cell office:value-type="float" office:value="0.785699999332428" calcext:value-type="float">
            <text:p>0.785699999332428</text:p>
          </table:table-cell>
          <table:table-cell office:value-type="float" office:value="0.822099997401237" calcext:value-type="float">
            <text:p>0.822099997401237</text:p>
          </table:table-cell>
          <table:table-cell office:value-type="float" office:value="0.847299997210503" calcext:value-type="float">
            <text:p>0.847299997210503</text:p>
          </table:table-cell>
          <table:table-cell office:value-type="float" office:value="0.701700000762939" calcext:value-type="float">
            <text:p>0.701700000762939</text:p>
          </table:table-cell>
          <table:table-cell office:value-type="float" office:value="0.824599999189377" calcext:value-type="float">
            <text:p>0.8245999991893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6000001430512" calcext:value-type="float">
            <text:p>0.776000001430512</text:p>
          </table:table-cell>
          <table:table-cell office:value-type="float" office:value="0.827900000214577" calcext:value-type="float">
            <text:p>0.827900000214577</text:p>
          </table:table-cell>
          <table:table-cell office:value-type="float" office:value="0.843299998641014" calcext:value-type="float">
            <text:p>0.843299998641014</text:p>
          </table:table-cell>
          <table:table-cell office:value-type="float" office:value="0.849000000357628" calcext:value-type="float">
            <text:p>0.849000000357628</text:p>
          </table:table-cell>
          <table:table-cell office:value-type="float" office:value="0.82289999961853" calcext:value-type="float">
            <text:p>0.82289999961853</text:p>
          </table:table-cell>
          <table:table-cell office:value-type="float" office:value="0.778999998569489" calcext:value-type="float">
            <text:p>0.7789999985694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79199995398521" calcext:value-type="float">
            <text:p>0.779199995398521</text:p>
          </table:table-cell>
          <table:table-cell office:value-type="float" office:value="0.827499997019768" calcext:value-type="float">
            <text:p>0.827499997019768</text:p>
          </table:table-cell>
          <table:table-cell office:value-type="float" office:value="0.833099998235702" calcext:value-type="float">
            <text:p>0.833099998235702</text:p>
          </table:table-cell>
          <table:table-cell office:value-type="float" office:value="0.854800000190735" calcext:value-type="float">
            <text:p>0.854800000190735</text:p>
          </table:table-cell>
          <table:table-cell office:value-type="float" office:value="0.801199997663498" calcext:value-type="float">
            <text:p>0.801199997663498</text:p>
          </table:table-cell>
          <table:table-cell office:value-type="float" office:value="0.806699997782707" calcext:value-type="float">
            <text:p>0.8066999977827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8499996066093" calcext:value-type="float">
            <text:p>0.788499996066093</text:p>
          </table:table-cell>
          <table:table-cell office:value-type="float" office:value="0.764799998402595" calcext:value-type="float">
            <text:p>0.764799998402595</text:p>
          </table:table-cell>
          <table:table-cell office:value-type="float" office:value="0.858799996972084" calcext:value-type="float">
            <text:p>0.858799996972084</text:p>
          </table:table-cell>
          <table:table-cell office:value-type="float" office:value="0.869499998688698" calcext:value-type="float">
            <text:p>0.869499998688698</text:p>
          </table:table-cell>
          <table:table-cell office:value-type="float" office:value="0.833500001430511" calcext:value-type="float">
            <text:p>0.833500001430511</text:p>
          </table:table-cell>
          <table:table-cell office:value-type="float" office:value="0.79769999563694" calcext:value-type="float">
            <text:p>0.797699995636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58900001049042" calcext:value-type="float">
            <text:p>0.858900001049042</text:p>
          </table:table-cell>
          <table:table-cell office:value-type="float" office:value="0.774999997615814" calcext:value-type="float">
            <text:p>0.774999997615814</text:p>
          </table:table-cell>
          <table:table-cell office:value-type="float" office:value="0.862899999022484" calcext:value-type="float">
            <text:p>0.862899999022484</text:p>
          </table:table-cell>
          <table:table-cell office:value-type="float" office:value="0.844799998402596" calcext:value-type="float">
            <text:p>0.844799998402596</text:p>
          </table:table-cell>
          <table:table-cell office:value-type="float" office:value="0.831599997282028" calcext:value-type="float">
            <text:p>0.831599997282028</text:p>
          </table:table-cell>
          <table:table-cell office:value-type="float" office:value="0.809099996089935" calcext:value-type="float">
            <text:p>0.8090999960899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60499998927116" calcext:value-type="float">
            <text:p>0.860499998927116</text:p>
          </table:table-cell>
          <table:table-cell office:value-type="float" office:value="0.797399998903274" calcext:value-type="float">
            <text:p>0.797399998903274</text:p>
          </table:table-cell>
          <table:table-cell office:value-type="float" office:value="0.857399997711182" calcext:value-type="float">
            <text:p>0.857399997711182</text:p>
          </table:table-cell>
          <table:table-cell office:value-type="float" office:value="0.848900001049042" calcext:value-type="float">
            <text:p>0.848900001049042</text:p>
          </table:table-cell>
          <table:table-cell office:value-type="float" office:value="0.811899997591972" calcext:value-type="float">
            <text:p>0.811899997591972</text:p>
          </table:table-cell>
          <table:table-cell office:value-type="float" office:value="0.797599996328354" calcext:value-type="float">
            <text:p>0.7975999963283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51699997186661" calcext:value-type="float">
            <text:p>0.851699997186661</text:p>
          </table:table-cell>
          <table:table-cell office:value-type="float" office:value="0.836099997758865" calcext:value-type="float">
            <text:p>0.836099997758865</text:p>
          </table:table-cell>
          <table:table-cell office:value-type="float" office:value="0.859300000071526" calcext:value-type="float">
            <text:p>0.859300000071526</text:p>
          </table:table-cell>
          <table:table-cell office:value-type="float" office:value="0.859399998784065" calcext:value-type="float">
            <text:p>0.859399998784065</text:p>
          </table:table-cell>
          <table:table-cell office:value-type="float" office:value="0.829599997997284" calcext:value-type="float">
            <text:p>0.829599997997284</text:p>
          </table:table-cell>
          <table:table-cell office:value-type="float" office:value="0.800299999117851" calcext:value-type="float">
            <text:p>0.8002999991178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7299998998642" calcext:value-type="float">
            <text:p>0.857299998998642</text:p>
          </table:table-cell>
          <table:table-cell office:value-type="float" office:value="0.805399997830391" calcext:value-type="float">
            <text:p>0.805399997830391</text:p>
          </table:table-cell>
          <table:table-cell office:value-type="float" office:value="0.865899999141693" calcext:value-type="float">
            <text:p>0.865899999141693</text:p>
          </table:table-cell>
          <table:table-cell office:value-type="float" office:value="0.8483000010252" calcext:value-type="float">
            <text:p>0.8483000010252</text:p>
          </table:table-cell>
          <table:table-cell office:value-type="float" office:value="0.829899997115135" calcext:value-type="float">
            <text:p>0.829899997115135</text:p>
          </table:table-cell>
          <table:table-cell office:value-type="float" office:value="0.858199999332428" calcext:value-type="float">
            <text:p>0.8581999993324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4899998307228" calcext:value-type="float">
            <text:p>0.864899998307228</text:p>
          </table:table-cell>
          <table:table-cell office:value-type="float" office:value="0.806099997758865" calcext:value-type="float">
            <text:p>0.806099997758865</text:p>
          </table:table-cell>
          <table:table-cell office:value-type="float" office:value="0.84889999806881" calcext:value-type="float">
            <text:p>0.84889999806881</text:p>
          </table:table-cell>
          <table:table-cell office:value-type="float" office:value="0.872799999713898" calcext:value-type="float">
            <text:p>0.872799999713898</text:p>
          </table:table-cell>
          <table:table-cell office:value-type="float" office:value="0.841200001239777" calcext:value-type="float">
            <text:p>0.841200001239777</text:p>
          </table:table-cell>
          <table:table-cell office:value-type="float" office:value="0.860999995470047" calcext:value-type="float">
            <text:p>0.8609999954700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5299997925758" calcext:value-type="float">
            <text:p>0.855299997925758</text:p>
          </table:table-cell>
          <table:table-cell office:value-type="float" office:value="0.819899998307228" calcext:value-type="float">
            <text:p>0.819899998307228</text:p>
          </table:table-cell>
          <table:table-cell office:value-type="float" office:value="0.852599999308586" calcext:value-type="float">
            <text:p>0.852599999308586</text:p>
          </table:table-cell>
          <table:table-cell office:value-type="float" office:value="0.864699999690056" calcext:value-type="float">
            <text:p>0.864699999690056</text:p>
          </table:table-cell>
          <table:table-cell office:value-type="float" office:value="0.850999998450279" calcext:value-type="float">
            <text:p>0.850999998450279</text:p>
          </table:table-cell>
          <table:table-cell office:value-type="float" office:value="0.864899998903275" calcext:value-type="float">
            <text:p>0.864899998903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70099998116493" calcext:value-type="float">
            <text:p>0.870099998116493</text:p>
          </table:table-cell>
          <table:table-cell office:value-type="float" office:value="0.818100000619888" calcext:value-type="float">
            <text:p>0.818100000619888</text:p>
          </table:table-cell>
          <table:table-cell office:value-type="float" office:value="0.860699998736381" calcext:value-type="float">
            <text:p>0.860699998736381</text:p>
          </table:table-cell>
          <table:table-cell office:value-type="float" office:value="0.851599999666214" calcext:value-type="float">
            <text:p>0.851599999666214</text:p>
          </table:table-cell>
          <table:table-cell office:value-type="float" office:value="0.832199999094009" calcext:value-type="float">
            <text:p>0.832199999094009</text:p>
          </table:table-cell>
          <table:table-cell office:value-type="float" office:value="0.865299998521805" calcext:value-type="float">
            <text:p>0.8652999985218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0099999904633" calcext:value-type="float">
            <text:p>0.870099999904633</text:p>
          </table:table-cell>
          <table:table-cell office:value-type="float" office:value="0.830999999642372" calcext:value-type="float">
            <text:p>0.830999999642372</text:p>
          </table:table-cell>
          <table:table-cell office:value-type="float" office:value="0.862399997711182" calcext:value-type="float">
            <text:p>0.862399997711182</text:p>
          </table:table-cell>
          <table:table-cell office:value-type="float" office:value="0.855499998927116" calcext:value-type="float">
            <text:p>0.855499998927116</text:p>
          </table:table-cell>
          <table:table-cell office:value-type="float" office:value="0.831399998664856" calcext:value-type="float">
            <text:p>0.831399998664856</text:p>
          </table:table-cell>
          <table:table-cell office:value-type="float" office:value="0.866799999475479" calcext:value-type="float">
            <text:p>0.8667999994754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2299999594688" calcext:value-type="float">
            <text:p>0.862299999594688</text:p>
          </table:table-cell>
          <table:table-cell office:value-type="float" office:value="0.855700000524521" calcext:value-type="float">
            <text:p>0.855700000524521</text:p>
          </table:table-cell>
          <table:table-cell office:value-type="float" office:value="0.868899999260902" calcext:value-type="float">
            <text:p>0.868899999260902</text:p>
          </table:table-cell>
          <table:table-cell office:value-type="float" office:value="0.869000002145767" calcext:value-type="float">
            <text:p>0.869000002145767</text:p>
          </table:table-cell>
          <table:table-cell office:value-type="float" office:value="0.843999999165535" calcext:value-type="float">
            <text:p>0.843999999165535</text:p>
          </table:table-cell>
          <table:table-cell office:value-type="float" office:value="0.881199999451637" calcext:value-type="float">
            <text:p>0.8811999994516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089999973774" calcext:value-type="float">
            <text:p>0.87089999973774</text:p>
          </table:table-cell>
          <table:table-cell office:value-type="float" office:value="0.855099996328354" calcext:value-type="float">
            <text:p>0.855099996328354</text:p>
          </table:table-cell>
          <table:table-cell office:value-type="float" office:value="0.847399996519089" calcext:value-type="float">
            <text:p>0.847399996519089</text:p>
          </table:table-cell>
          <table:table-cell office:value-type="float" office:value="0.864999998807907" calcext:value-type="float">
            <text:p>0.864999998807907</text:p>
          </table:table-cell>
          <table:table-cell office:value-type="float" office:value="0.845599997639656" calcext:value-type="float">
            <text:p>0.845599997639656</text:p>
          </table:table-cell>
          <table:table-cell office:value-type="float" office:value="0.879799997806549" calcext:value-type="float">
            <text:p>0.8797999978065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37499998211861" calcext:value-type="float">
            <text:p>0.837499998211861</text:p>
          </table:table-cell>
          <table:table-cell office:value-type="float" office:value="0.821499997973442" calcext:value-type="float">
            <text:p>0.821499997973442</text:p>
          </table:table-cell>
          <table:table-cell office:value-type="float" office:value="0.850699998140335" calcext:value-type="float">
            <text:p>0.850699998140335</text:p>
          </table:table-cell>
          <table:table-cell office:value-type="float" office:value="0.857999999523163" calcext:value-type="float">
            <text:p>0.857999999523163</text:p>
          </table:table-cell>
          <table:table-cell office:value-type="float" office:value="0.821800000071526" calcext:value-type="float">
            <text:p>0.821800000071526</text:p>
          </table:table-cell>
          <table:table-cell office:value-type="float" office:value="0.853999999165535" calcext:value-type="float">
            <text:p>0.8539999991655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70500000119209" calcext:value-type="float">
            <text:p>0.870500000119209</text:p>
          </table:table-cell>
          <table:table-cell office:value-type="float" office:value="0.812399998307228" calcext:value-type="float">
            <text:p>0.812399998307228</text:p>
          </table:table-cell>
          <table:table-cell office:value-type="float" office:value="0.842599999904632" calcext:value-type="float">
            <text:p>0.842599999904632</text:p>
          </table:table-cell>
          <table:table-cell office:value-type="float" office:value="0.870200001597405" calcext:value-type="float">
            <text:p>0.870200001597405</text:p>
          </table:table-cell>
          <table:table-cell office:value-type="float" office:value="0.826399996876717" calcext:value-type="float">
            <text:p>0.826399996876717</text:p>
          </table:table-cell>
          <table:table-cell office:value-type="float" office:value="0.880100000500679" calcext:value-type="float">
            <text:p>0.8801000005006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6000000834465" calcext:value-type="float">
            <text:p>0.866000000834465</text:p>
          </table:table-cell>
          <table:table-cell office:value-type="float" office:value="0.825199998617172" calcext:value-type="float">
            <text:p>0.825199998617172</text:p>
          </table:table-cell>
          <table:table-cell office:value-type="float" office:value="0.868000004291534" calcext:value-type="float">
            <text:p>0.868000004291534</text:p>
          </table:table-cell>
          <table:table-cell office:value-type="float" office:value="0.881000000238419" calcext:value-type="float">
            <text:p>0.881000000238419</text:p>
          </table:table-cell>
          <table:table-cell office:value-type="float" office:value="0.868100000619888" calcext:value-type="float">
            <text:p>0.868100000619888</text:p>
          </table:table-cell>
          <table:table-cell office:value-type="float" office:value="0.860700000524521" calcext:value-type="float">
            <text:p>0.8607000005245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0999997258186" calcext:value-type="float">
            <text:p>0.870999997258186</text:p>
          </table:table-cell>
          <table:table-cell office:value-type="float" office:value="0.842100001573563" calcext:value-type="float">
            <text:p>0.842100001573563</text:p>
          </table:table-cell>
          <table:table-cell office:value-type="float" office:value="0.86559999704361" calcext:value-type="float">
            <text:p>0.86559999704361</text:p>
          </table:table-cell>
          <table:table-cell office:value-type="float" office:value="0.876699999570846" calcext:value-type="float">
            <text:p>0.876699999570846</text:p>
          </table:table-cell>
          <table:table-cell office:value-type="float" office:value="0.889299997091293" calcext:value-type="float">
            <text:p>0.889299997091293</text:p>
          </table:table-cell>
          <table:table-cell office:value-type="float" office:value="0.870199998617172" calcext:value-type="float">
            <text:p>0.8701999986171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38899999260902" calcext:value-type="float">
            <text:p>0.838899999260902</text:p>
          </table:table-cell>
          <table:table-cell office:value-type="float" office:value="0.853699995875359" calcext:value-type="float">
            <text:p>0.853699995875359</text:p>
          </table:table-cell>
          <table:table-cell office:value-type="float" office:value="0.852099999785423" calcext:value-type="float">
            <text:p>0.852099999785423</text:p>
          </table:table-cell>
          <table:table-cell office:value-type="float" office:value="0.876100000739097" calcext:value-type="float">
            <text:p>0.876100000739097</text:p>
          </table:table-cell>
          <table:table-cell office:value-type="float" office:value="0.879099996685982" calcext:value-type="float">
            <text:p>0.879099996685982</text:p>
          </table:table-cell>
          <table:table-cell office:value-type="float" office:value="0.881600002646446" calcext:value-type="float">
            <text:p>0.8816000026464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85500003695488" calcext:value-type="float">
            <text:p>0.885500003695488</text:p>
          </table:table-cell>
          <table:table-cell office:value-type="float" office:value="0.875900001525879" calcext:value-type="float">
            <text:p>0.875900001525879</text:p>
          </table:table-cell>
          <table:table-cell office:value-type="float" office:value="0.883799999952316" calcext:value-type="float">
            <text:p>0.883799999952316</text:p>
          </table:table-cell>
          <table:table-cell office:value-type="float" office:value="0.875400002598762" calcext:value-type="float">
            <text:p>0.875400002598762</text:p>
          </table:table-cell>
          <table:table-cell office:value-type="float" office:value="0.881599999666214" calcext:value-type="float">
            <text:p>0.881599999666214</text:p>
          </table:table-cell>
          <table:table-cell office:value-type="float" office:value="0.85240000128746" calcext:value-type="float">
            <text:p>0.852400001287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7199999094009" calcext:value-type="float">
            <text:p>0.867199999094009</text:p>
          </table:table-cell>
          <table:table-cell office:value-type="float" office:value="0.865500000715256" calcext:value-type="float">
            <text:p>0.865500000715256</text:p>
          </table:table-cell>
          <table:table-cell office:value-type="float" office:value="0.873100002408028" calcext:value-type="float">
            <text:p>0.873100002408028</text:p>
          </table:table-cell>
          <table:table-cell office:value-type="float" office:value="0.885399999022484" calcext:value-type="float">
            <text:p>0.885399999022484</text:p>
          </table:table-cell>
          <table:table-cell office:value-type="float" office:value="0.880500000119209" calcext:value-type="float">
            <text:p>0.880500000119209</text:p>
          </table:table-cell>
          <table:table-cell office:value-type="float" office:value="0.865100001692772" calcext:value-type="float">
            <text:p>0.865100001692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09:16:37.670836895</dc:date>
    <meta:editing-duration>PT4M6S</meta:editing-duration>
    <meta:editing-cycles>1</meta:editing-cycles>
    <meta:document-statistic meta:table-count="1" meta:cell-count="293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Filter Skew Factor</text:p>
        </chart:title>
        <chart:legend chart:legend-position="end" svg:x="13.095cm" svg:y="2.956cm" style:legend-expansion="high" chart:style-name="ch3"/>
        <chart:plot-area chart:style-name="ch4" table:cell-range-address="'DenseNet-40-12-CIFAR10-skew=1'.A2:'DenseNet-40-12-CIFAR10-skew=1'.A42 'DenseNet-40-12-CIFAR10-skew=1'.B1:'DenseNet-40-12-CIFAR10-skew=1'.G1 'DenseNet-40-12-CIFAR10-skew=1'.B3:'DenseNet-40-12-CIFAR10-skew=1'.G42" chart:data-source-has-labels="row" svg:x="1.331cm" svg:y="1.275cm" svg:width="11.444cm" svg:height="6.564cm">
          <chartooo:coordinate-region svg:x="2.058cm" svg:y="1.474cm" svg:width="10.53cm" svg:height="5.718cm"/>
          <chart:axis chart:dimension="x" chart:name="primary-x" chart:style-name="ch5">
            <chart:title svg:x="6.533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skew=1'.G3:'DenseNet-40-12-CIFAR10-skew=1'.G42" chart:label-cell-address="'DenseNet-40-12-CIFAR10-skew=1'.G1:'DenseNet-40-12-CIFAR10-skew=1'.G1" chart:class="chart:scatter">
            <chart:domain table:cell-range-address="'DenseNet-40-12-CIFAR10-skew=1'.A3:'DenseNet-40-12-CIFAR10-skew=1'.A42"/>
            <chart:data-point chart:repeated="40"/>
          </chart:series>
          <chart:series chart:style-name="ch10" chart:values-cell-range-address="'DenseNet-40-12-CIFAR10-skew=1'.F3:'DenseNet-40-12-CIFAR10-skew=1'.F42" chart:label-cell-address="'DenseNet-40-12-CIFAR10-skew=1'.F1:'DenseNet-40-12-CIFAR10-skew=1'.F1" chart:class="chart:scatter">
            <chart:data-point chart:repeated="40"/>
          </chart:series>
          <chart:series chart:style-name="ch11" chart:values-cell-range-address="'DenseNet-40-12-CIFAR10-skew=1'.E3:'DenseNet-40-12-CIFAR10-skew=1'.E42" chart:label-cell-address="'DenseNet-40-12-CIFAR10-skew=1'.E1:'DenseNet-40-12-CIFAR10-skew=1'.E1" chart:class="chart:scatter">
            <chart:data-point chart:repeated="40"/>
          </chart:series>
          <chart:series chart:style-name="ch12" chart:values-cell-range-address="'DenseNet-40-12-CIFAR10-skew=1'.B3:'DenseNet-40-12-CIFAR10-skew=1'.B42" chart:label-cell-address="'DenseNet-40-12-CIFAR10-skew=1'.B1:'DenseNet-40-12-CIFAR10-skew=1'.B1" chart:class="chart:scatter">
            <chart:data-point chart:repeated="40"/>
          </chart:series>
          <chart:series chart:style-name="ch13" chart:values-cell-range-address="'DenseNet-40-12-CIFAR10-skew=1'.C3:'DenseNet-40-12-CIFAR10-skew=1'.C42" chart:label-cell-address="'DenseNet-40-12-CIFAR10-skew=1'.C1:'DenseNet-40-12-CIFAR10-skew=1'.C1" chart:class="chart:scatter">
            <chart:data-point chart:repeated="40"/>
          </chart:series>
          <chart:series chart:style-name="ch14" chart:values-cell-range-address="'DenseNet-40-12-CIFAR10-skew=1'.D3:'DenseNet-40-12-CIFAR10-skew=1'.D42" chart:label-cell-address="'DenseNet-40-12-CIFAR10-skew=1'.D1:'DenseNet-40-12-CIFAR10-skew=1'.D1" chart:class="chart:scatter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kew = -3</text:p>
                <draw:g>
                  <svg:desc>'DenseNet-40-12-CIFAR10-skew=1'.G1:'DenseNet-40-12-CIFAR10-skew=1'.G1</svg:desc>
                </draw:g>
              </table:table-cell>
              <table:table-cell office:value-type="string">
                <text:p>Skew = -2</text:p>
                <draw:g>
                  <svg:desc>'DenseNet-40-12-CIFAR10-skew=1'.F1:'DenseNet-40-12-CIFAR10-skew=1'.F1</svg:desc>
                </draw:g>
              </table:table-cell>
              <table:table-cell office:value-type="string">
                <text:p>Skew = -1</text:p>
                <draw:g>
                  <svg:desc>'DenseNet-40-12-CIFAR10-skew=1'.E1:'DenseNet-40-12-CIFAR10-skew=1'.E1</svg:desc>
                </draw:g>
              </table:table-cell>
              <table:table-cell office:value-type="string">
                <text:p>Skew = 1</text:p>
                <draw:g>
                  <svg:desc>'DenseNet-40-12-CIFAR10-skew=1'.B1:'DenseNet-40-12-CIFAR10-skew=1'.B1</svg:desc>
                </draw:g>
              </table:table-cell>
              <table:table-cell office:value-type="string">
                <text:p>Skew = 2</text:p>
                <draw:g>
                  <svg:desc>'DenseNet-40-12-CIFAR10-skew=1'.C1:'DenseNet-40-12-CIFAR10-skew=1'.C1</svg:desc>
                </draw:g>
              </table:table-cell>
              <table:table-cell office:value-type="string">
                <text:p>Skew = 3</text:p>
                <draw:g>
                  <svg:desc>'DenseNet-40-12-CIFAR10-skew=1'.D1:'DenseNet-40-12-CIFAR10-skew=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skew=1'.A3:'DenseNet-40-12-CIFAR10-skew=1'.A42</svg:desc>
                </draw:g>
              </table:table-cell>
              <table:table-cell office:value-type="float" office:value="0.385500001013279">
                <text:p>0.385500001013279</text:p>
                <draw:g>
                  <svg:desc>'DenseNet-40-12-CIFAR10-skew=1'.G3:'DenseNet-40-12-CIFAR10-skew=1'.G42</svg:desc>
                </draw:g>
              </table:table-cell>
              <table:table-cell office:value-type="float" office:value="0.459899998605251">
                <text:p>0.459899998605251</text:p>
                <draw:g>
                  <svg:desc>'DenseNet-40-12-CIFAR10-skew=1'.F3:'DenseNet-40-12-CIFAR10-skew=1'.F42</svg:desc>
                </draw:g>
              </table:table-cell>
              <table:table-cell office:value-type="float" office:value="0.48189999550581">
                <text:p>0.48189999550581</text:p>
                <draw:g>
                  <svg:desc>'DenseNet-40-12-CIFAR10-skew=1'.E3:'DenseNet-40-12-CIFAR10-skew=1'.E42</svg:desc>
                </draw:g>
              </table:table-cell>
              <table:table-cell office:value-type="float" office:value="0.429499998092651">
                <text:p>0.429499998092651</text:p>
                <draw:g>
                  <svg:desc>'DenseNet-40-12-CIFAR10-skew=1'.B3:'DenseNet-40-12-CIFAR10-skew=1'.B42</svg:desc>
                </draw:g>
              </table:table-cell>
              <table:table-cell office:value-type="float" office:value="0.43259999781847">
                <text:p>0.43259999781847</text:p>
                <draw:g>
                  <svg:desc>'DenseNet-40-12-CIFAR10-skew=1'.C3:'DenseNet-40-12-CIFAR10-skew=1'.C42</svg:desc>
                </draw:g>
              </table:table-cell>
              <table:table-cell office:value-type="float" office:value="0.574300002753735">
                <text:p>0.574300002753735</text:p>
                <draw:g>
                  <svg:desc>'DenseNet-40-12-CIFAR10-skew=1'.D3:'DenseNet-40-12-CIFAR10-skew=1'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7450000077486">
                <text:p>0.57450000077486</text:p>
              </table:table-cell>
              <table:table-cell office:value-type="float" office:value="0.427699999213219">
                <text:p>0.427699999213219</text:p>
              </table:table-cell>
              <table:table-cell office:value-type="float" office:value="0.607199999094009">
                <text:p>0.607199999094009</text:p>
              </table:table-cell>
              <table:table-cell office:value-type="float" office:value="0.566899999678135">
                <text:p>0.566899999678135</text:p>
              </table:table-cell>
              <table:table-cell office:value-type="float" office:value="0.539899999499321">
                <text:p>0.539899999499321</text:p>
              </table:table-cell>
              <table:table-cell office:value-type="float" office:value="0.611699997782707">
                <text:p>0.611699997782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58799998760223">
                <text:p>0.558799998760223</text:p>
              </table:table-cell>
              <table:table-cell office:value-type="float" office:value="0.539999997019768">
                <text:p>0.539999997019768</text:p>
              </table:table-cell>
              <table:table-cell office:value-type="float" office:value="0.591699994802475">
                <text:p>0.591699994802475</text:p>
              </table:table-cell>
              <table:table-cell office:value-type="float" office:value="0.67039999961853">
                <text:p>0.67039999961853</text:p>
              </table:table-cell>
              <table:table-cell office:value-type="float" office:value="0.597499998807907">
                <text:p>0.597499998807907</text:p>
              </table:table-cell>
              <table:table-cell office:value-type="float" office:value="0.608000001013279">
                <text:p>0.608000001013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099997699261">
                <text:p>0.582099997699261</text:p>
              </table:table-cell>
              <table:table-cell office:value-type="float" office:value="0.630999999046326">
                <text:p>0.630999999046326</text:p>
              </table:table-cell>
              <table:table-cell office:value-type="float" office:value="0.610500001907349">
                <text:p>0.610500001907349</text:p>
              </table:table-cell>
              <table:table-cell office:value-type="float" office:value="0.581599997580051">
                <text:p>0.581599997580051</text:p>
              </table:table-cell>
              <table:table-cell office:value-type="float" office:value="0.48259999781847">
                <text:p>0.48259999781847</text:p>
              </table:table-cell>
              <table:table-cell office:value-type="float" office:value="0.696000000238419">
                <text:p>0.696000000238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4899998307228">
                <text:p>0.744899998307228</text:p>
              </table:table-cell>
              <table:table-cell office:value-type="float" office:value="0.577400001585483">
                <text:p>0.577400001585483</text:p>
              </table:table-cell>
              <table:table-cell office:value-type="float" office:value="0.707500000596046">
                <text:p>0.707500000596046</text:p>
              </table:table-cell>
              <table:table-cell office:value-type="float" office:value="0.651700001955032">
                <text:p>0.651700001955032</text:p>
              </table:table-cell>
              <table:table-cell office:value-type="float" office:value="0.698100003600121">
                <text:p>0.698100003600121</text:p>
              </table:table-cell>
              <table:table-cell office:value-type="float" office:value="0.682900003790855">
                <text:p>0.682900003790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1099999547005">
                <text:p>0.661099999547005</text:p>
              </table:table-cell>
              <table:table-cell office:value-type="float" office:value="0.729300000071526">
                <text:p>0.729300000071526</text:p>
              </table:table-cell>
              <table:table-cell office:value-type="float" office:value="0.719400001168251">
                <text:p>0.719400001168251</text:p>
              </table:table-cell>
              <table:table-cell office:value-type="float" office:value="0.689500002861023">
                <text:p>0.689500002861023</text:p>
              </table:table-cell>
              <table:table-cell office:value-type="float" office:value="0.648200001120567">
                <text:p>0.648200001120567</text:p>
              </table:table-cell>
              <table:table-cell office:value-type="float" office:value="0.709200002551079">
                <text:p>0.709200002551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63599998950958">
                <text:p>0.763599998950958</text:p>
              </table:table-cell>
              <table:table-cell office:value-type="float" office:value="0.741700001358986">
                <text:p>0.741700001358986</text:p>
              </table:table-cell>
              <table:table-cell office:value-type="float" office:value="0.749500002264977">
                <text:p>0.749500002264977</text:p>
              </table:table-cell>
              <table:table-cell office:value-type="float" office:value="0.737099999189377">
                <text:p>0.737099999189377</text:p>
              </table:table-cell>
              <table:table-cell office:value-type="float" office:value="0.698799998760223">
                <text:p>0.698799998760223</text:p>
              </table:table-cell>
              <table:table-cell office:value-type="float" office:value="0.721900002360344">
                <text:p>0.721900002360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8800002336502">
                <text:p>0.748800002336502</text:p>
              </table:table-cell>
              <table:table-cell office:value-type="float" office:value="0.733800001144409">
                <text:p>0.733800001144409</text:p>
              </table:table-cell>
              <table:table-cell office:value-type="float" office:value="0.695900004506111">
                <text:p>0.695900004506111</text:p>
              </table:table-cell>
              <table:table-cell office:value-type="float" office:value="0.771799997091293">
                <text:p>0.771799997091293</text:p>
              </table:table-cell>
              <table:table-cell office:value-type="float" office:value="0.71030000269413">
                <text:p>0.71030000269413</text:p>
              </table:table-cell>
              <table:table-cell office:value-type="float" office:value="0.66730000436306">
                <text:p>0.667300004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4300000667572">
                <text:p>0.734300000667572</text:p>
              </table:table-cell>
              <table:table-cell office:value-type="float" office:value="0.7508000010252">
                <text:p>0.7508000010252</text:p>
              </table:table-cell>
              <table:table-cell office:value-type="float" office:value="0.750199998617172">
                <text:p>0.750199998617172</text:p>
              </table:table-cell>
              <table:table-cell office:value-type="float" office:value="0.746899998784065">
                <text:p>0.746899998784065</text:p>
              </table:table-cell>
              <table:table-cell office:value-type="float" office:value="0.645900001525879">
                <text:p>0.645900001525879</text:p>
              </table:table-cell>
              <table:table-cell office:value-type="float" office:value="0.706400003433228">
                <text:p>0.706400003433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51999999880791">
                <text:p>0.751999999880791</text:p>
              </table:table-cell>
              <table:table-cell office:value-type="float" office:value="0.755999998450279">
                <text:p>0.755999998450279</text:p>
              </table:table-cell>
              <table:table-cell office:value-type="float" office:value="0.688999998569489">
                <text:p>0.688999998569489</text:p>
              </table:table-cell>
              <table:table-cell office:value-type="float" office:value="0.733399999141693">
                <text:p>0.733399999141693</text:p>
              </table:table-cell>
              <table:table-cell office:value-type="float" office:value="0.723700003027916">
                <text:p>0.723700003027916</text:p>
              </table:table-cell>
              <table:table-cell office:value-type="float" office:value="0.722100001573563">
                <text:p>0.722100001573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5699995160103">
                <text:p>0.795699995160103</text:p>
              </table:table-cell>
              <table:table-cell office:value-type="float" office:value="0.750500000119209">
                <text:p>0.750500000119209</text:p>
              </table:table-cell>
              <table:table-cell office:value-type="float" office:value="0.7883999979496">
                <text:p>0.7883999979496</text:p>
              </table:table-cell>
              <table:table-cell office:value-type="float" office:value="0.643999999761581">
                <text:p>0.643999999761581</text:p>
              </table:table-cell>
              <table:table-cell office:value-type="float" office:value="0.746400000452995">
                <text:p>0.746400000452995</text:p>
              </table:table-cell>
              <table:table-cell office:value-type="float" office:value="0.773999999165535">
                <text:p>0.773999999165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4999997019768">
                <text:p>0.784999997019768</text:p>
              </table:table-cell>
              <table:table-cell office:value-type="float" office:value="0.753400001525879">
                <text:p>0.753400001525879</text:p>
              </table:table-cell>
              <table:table-cell office:value-type="float" office:value="0.76379999756813">
                <text:p>0.76379999756813</text:p>
              </table:table-cell>
              <table:table-cell office:value-type="float" office:value="0.813999995589256">
                <text:p>0.813999995589256</text:p>
              </table:table-cell>
              <table:table-cell office:value-type="float" office:value="0.769500000476837">
                <text:p>0.769500000476837</text:p>
              </table:table-cell>
              <table:table-cell office:value-type="float" office:value="0.815099998116493">
                <text:p>0.815099998116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64400001764297">
                <text:p>0.664400001764297</text:p>
              </table:table-cell>
              <table:table-cell office:value-type="float" office:value="0.769399996399879">
                <text:p>0.769399996399879</text:p>
              </table:table-cell>
              <table:table-cell office:value-type="float" office:value="0.756399999856949">
                <text:p>0.756399999856949</text:p>
              </table:table-cell>
              <table:table-cell office:value-type="float" office:value="0.758799998760223">
                <text:p>0.758799998760223</text:p>
              </table:table-cell>
              <table:table-cell office:value-type="float" office:value="0.692799999713898">
                <text:p>0.692799999713898</text:p>
              </table:table-cell>
              <table:table-cell office:value-type="float" office:value="0.791899998784065">
                <text:p>0.791899998784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53299999833107">
                <text:p>0.753299999833107</text:p>
              </table:table-cell>
              <table:table-cell office:value-type="float" office:value="0.731500002741814">
                <text:p>0.731500002741814</text:p>
              </table:table-cell>
              <table:table-cell office:value-type="float" office:value="0.778499997854233">
                <text:p>0.778499997854233</text:p>
              </table:table-cell>
              <table:table-cell office:value-type="float" office:value="0.720199999213219">
                <text:p>0.720199999213219</text:p>
              </table:table-cell>
              <table:table-cell office:value-type="float" office:value="0.655400002002716">
                <text:p>0.655400002002716</text:p>
              </table:table-cell>
              <table:table-cell office:value-type="float" office:value="0.753700000047684">
                <text:p>0.753700000047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79600001573563">
                <text:p>0.679600001573563</text:p>
              </table:table-cell>
              <table:table-cell office:value-type="float" office:value="0.804999998807907">
                <text:p>0.804999998807907</text:p>
              </table:table-cell>
              <table:table-cell office:value-type="float" office:value="0.782999995350838">
                <text:p>0.782999995350838</text:p>
              </table:table-cell>
              <table:table-cell office:value-type="float" office:value="0.747499999403953">
                <text:p>0.747499999403953</text:p>
              </table:table-cell>
              <table:table-cell office:value-type="float" office:value="0.771999999880791">
                <text:p>0.771999999880791</text:p>
              </table:table-cell>
              <table:table-cell office:value-type="float" office:value="0.777499999403954">
                <text:p>0.77749999940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9200000166893">
                <text:p>0.719200000166893</text:p>
              </table:table-cell>
              <table:table-cell office:value-type="float" office:value="0.726400004029274">
                <text:p>0.726400004029274</text:p>
              </table:table-cell>
              <table:table-cell office:value-type="float" office:value="0.743399999141693">
                <text:p>0.743399999141693</text:p>
              </table:table-cell>
              <table:table-cell office:value-type="float" office:value="0.776099997758865">
                <text:p>0.776099997758865</text:p>
              </table:table-cell>
              <table:table-cell office:value-type="float" office:value="0.793200001120567">
                <text:p>0.793200001120567</text:p>
              </table:table-cell>
              <table:table-cell office:value-type="float" office:value="0.79189999461174">
                <text:p>0.79189999461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9599999785423">
                <text:p>0.799599999785423</text:p>
              </table:table-cell>
              <table:table-cell office:value-type="float" office:value="0.742300002574921">
                <text:p>0.742300002574921</text:p>
              </table:table-cell>
              <table:table-cell office:value-type="float" office:value="0.777199999690056">
                <text:p>0.777199999690056</text:p>
              </table:table-cell>
              <table:table-cell office:value-type="float" office:value="0.828500001430511">
                <text:p>0.828500001430511</text:p>
              </table:table-cell>
              <table:table-cell office:value-type="float" office:value="0.80589999973774">
                <text:p>0.80589999973774</text:p>
              </table:table-cell>
              <table:table-cell office:value-type="float" office:value="0.767399998903275">
                <text:p>0.767399998903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6500002145767">
                <text:p>0.746500002145767</text:p>
              </table:table-cell>
              <table:table-cell office:value-type="float" office:value="0.775899998545647">
                <text:p>0.775899998545647</text:p>
              </table:table-cell>
              <table:table-cell office:value-type="float" office:value="0.816299998760223">
                <text:p>0.816299998760223</text:p>
              </table:table-cell>
              <table:table-cell office:value-type="float" office:value="0.784200000762939">
                <text:p>0.784200000762939</text:p>
              </table:table-cell>
              <table:table-cell office:value-type="float" office:value="0.798600000143051">
                <text:p>0.798600000143051</text:p>
              </table:table-cell>
              <table:table-cell office:value-type="float" office:value="0.689299999475479">
                <text:p>0.689299999475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47899997234345">
                <text:p>0.747899997234345</text:p>
              </table:table-cell>
              <table:table-cell office:value-type="float" office:value="0.770099997520447">
                <text:p>0.770099997520447</text:p>
              </table:table-cell>
              <table:table-cell office:value-type="float" office:value="0.8433999979496">
                <text:p>0.8433999979496</text:p>
              </table:table-cell>
              <table:table-cell office:value-type="float" office:value="0.776300001740456">
                <text:p>0.776300001740456</text:p>
              </table:table-cell>
              <table:table-cell office:value-type="float" office:value="0.816499993801117">
                <text:p>0.816499993801117</text:p>
              </table:table-cell>
              <table:table-cell office:value-type="float" office:value="0.842200000882149">
                <text:p>0.84220000088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4599999189377">
                <text:p>0.824599999189377</text:p>
              </table:table-cell>
              <table:table-cell office:value-type="float" office:value="0.701700000762939">
                <text:p>0.701700000762939</text:p>
              </table:table-cell>
              <table:table-cell office:value-type="float" office:value="0.847299997210503">
                <text:p>0.847299997210503</text:p>
              </table:table-cell>
              <table:table-cell office:value-type="float" office:value="0.799599996209145">
                <text:p>0.799599996209145</text:p>
              </table:table-cell>
              <table:table-cell office:value-type="float" office:value="0.785699999332428">
                <text:p>0.785699999332428</text:p>
              </table:table-cell>
              <table:table-cell office:value-type="float" office:value="0.822099997401237">
                <text:p>0.822099997401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78999998569489">
                <text:p>0.778999998569489</text:p>
              </table:table-cell>
              <table:table-cell office:value-type="float" office:value="0.82289999961853">
                <text:p>0.82289999961853</text:p>
              </table:table-cell>
              <table:table-cell office:value-type="float" office:value="0.849000000357628">
                <text:p>0.849000000357628</text:p>
              </table:table-cell>
              <table:table-cell office:value-type="float" office:value="0.776000001430512">
                <text:p>0.776000001430512</text:p>
              </table:table-cell>
              <table:table-cell office:value-type="float" office:value="0.827900000214577">
                <text:p>0.827900000214577</text:p>
              </table:table-cell>
              <table:table-cell office:value-type="float" office:value="0.843299998641014">
                <text:p>0.84329999864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06699997782707">
                <text:p>0.806699997782707</text:p>
              </table:table-cell>
              <table:table-cell office:value-type="float" office:value="0.801199997663498">
                <text:p>0.801199997663498</text:p>
              </table:table-cell>
              <table:table-cell office:value-type="float" office:value="0.854800000190735">
                <text:p>0.854800000190735</text:p>
              </table:table-cell>
              <table:table-cell office:value-type="float" office:value="0.779199995398521">
                <text:p>0.779199995398521</text:p>
              </table:table-cell>
              <table:table-cell office:value-type="float" office:value="0.827499997019768">
                <text:p>0.827499997019768</text:p>
              </table:table-cell>
              <table:table-cell office:value-type="float" office:value="0.833099998235702">
                <text:p>0.833099998235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9769999563694">
                <text:p>0.79769999563694</text:p>
              </table:table-cell>
              <table:table-cell office:value-type="float" office:value="0.833500001430511">
                <text:p>0.833500001430511</text:p>
              </table:table-cell>
              <table:table-cell office:value-type="float" office:value="0.869499998688698">
                <text:p>0.869499998688698</text:p>
              </table:table-cell>
              <table:table-cell office:value-type="float" office:value="0.788499996066093">
                <text:p>0.788499996066093</text:p>
              </table:table-cell>
              <table:table-cell office:value-type="float" office:value="0.764799998402595">
                <text:p>0.764799998402595</text:p>
              </table:table-cell>
              <table:table-cell office:value-type="float" office:value="0.858799996972084">
                <text:p>0.858799996972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9099996089935">
                <text:p>0.809099996089935</text:p>
              </table:table-cell>
              <table:table-cell office:value-type="float" office:value="0.831599997282028">
                <text:p>0.831599997282028</text:p>
              </table:table-cell>
              <table:table-cell office:value-type="float" office:value="0.844799998402596">
                <text:p>0.844799998402596</text:p>
              </table:table-cell>
              <table:table-cell office:value-type="float" office:value="0.858900001049042">
                <text:p>0.858900001049042</text:p>
              </table:table-cell>
              <table:table-cell office:value-type="float" office:value="0.774999997615814">
                <text:p>0.774999997615814</text:p>
              </table:table-cell>
              <table:table-cell office:value-type="float" office:value="0.862899999022484">
                <text:p>0.862899999022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7599996328354">
                <text:p>0.797599996328354</text:p>
              </table:table-cell>
              <table:table-cell office:value-type="float" office:value="0.811899997591972">
                <text:p>0.811899997591972</text:p>
              </table:table-cell>
              <table:table-cell office:value-type="float" office:value="0.848900001049042">
                <text:p>0.848900001049042</text:p>
              </table:table-cell>
              <table:table-cell office:value-type="float" office:value="0.860499998927116">
                <text:p>0.860499998927116</text:p>
              </table:table-cell>
              <table:table-cell office:value-type="float" office:value="0.797399998903274">
                <text:p>0.797399998903274</text:p>
              </table:table-cell>
              <table:table-cell office:value-type="float" office:value="0.857399997711182">
                <text:p>0.857399997711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0299999117851">
                <text:p>0.800299999117851</text:p>
              </table:table-cell>
              <table:table-cell office:value-type="float" office:value="0.829599997997284">
                <text:p>0.829599997997284</text:p>
              </table:table-cell>
              <table:table-cell office:value-type="float" office:value="0.859399998784065">
                <text:p>0.859399998784065</text:p>
              </table:table-cell>
              <table:table-cell office:value-type="float" office:value="0.851699997186661">
                <text:p>0.851699997186661</text:p>
              </table:table-cell>
              <table:table-cell office:value-type="float" office:value="0.836099997758865">
                <text:p>0.836099997758865</text:p>
              </table:table-cell>
              <table:table-cell office:value-type="float" office:value="0.859300000071526">
                <text:p>0.859300000071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8199999332428">
                <text:p>0.858199999332428</text:p>
              </table:table-cell>
              <table:table-cell office:value-type="float" office:value="0.829899997115135">
                <text:p>0.829899997115135</text:p>
              </table:table-cell>
              <table:table-cell office:value-type="float" office:value="0.8483000010252">
                <text:p>0.8483000010252</text:p>
              </table:table-cell>
              <table:table-cell office:value-type="float" office:value="0.857299998998642">
                <text:p>0.857299998998642</text:p>
              </table:table-cell>
              <table:table-cell office:value-type="float" office:value="0.805399997830391">
                <text:p>0.805399997830391</text:p>
              </table:table-cell>
              <table:table-cell office:value-type="float" office:value="0.865899999141693">
                <text:p>0.865899999141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0999995470047">
                <text:p>0.860999995470047</text:p>
              </table:table-cell>
              <table:table-cell office:value-type="float" office:value="0.841200001239777">
                <text:p>0.841200001239777</text:p>
              </table:table-cell>
              <table:table-cell office:value-type="float" office:value="0.872799999713898">
                <text:p>0.872799999713898</text:p>
              </table:table-cell>
              <table:table-cell office:value-type="float" office:value="0.864899998307228">
                <text:p>0.864899998307228</text:p>
              </table:table-cell>
              <table:table-cell office:value-type="float" office:value="0.806099997758865">
                <text:p>0.806099997758865</text:p>
              </table:table-cell>
              <table:table-cell office:value-type="float" office:value="0.84889999806881">
                <text:p>0.84889999806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64899998903275">
                <text:p>0.864899998903275</text:p>
              </table:table-cell>
              <table:table-cell office:value-type="float" office:value="0.850999998450279">
                <text:p>0.850999998450279</text:p>
              </table:table-cell>
              <table:table-cell office:value-type="float" office:value="0.864699999690056">
                <text:p>0.864699999690056</text:p>
              </table:table-cell>
              <table:table-cell office:value-type="float" office:value="0.855299997925758">
                <text:p>0.855299997925758</text:p>
              </table:table-cell>
              <table:table-cell office:value-type="float" office:value="0.819899998307228">
                <text:p>0.819899998307228</text:p>
              </table:table-cell>
              <table:table-cell office:value-type="float" office:value="0.852599999308586">
                <text:p>0.852599999308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65299998521805">
                <text:p>0.865299998521805</text:p>
              </table:table-cell>
              <table:table-cell office:value-type="float" office:value="0.832199999094009">
                <text:p>0.832199999094009</text:p>
              </table:table-cell>
              <table:table-cell office:value-type="float" office:value="0.851599999666214">
                <text:p>0.851599999666214</text:p>
              </table:table-cell>
              <table:table-cell office:value-type="float" office:value="0.870099998116493">
                <text:p>0.870099998116493</text:p>
              </table:table-cell>
              <table:table-cell office:value-type="float" office:value="0.818100000619888">
                <text:p>0.818100000619888</text:p>
              </table:table-cell>
              <table:table-cell office:value-type="float" office:value="0.860699998736381">
                <text:p>0.860699998736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6799999475479">
                <text:p>0.866799999475479</text:p>
              </table:table-cell>
              <table:table-cell office:value-type="float" office:value="0.831399998664856">
                <text:p>0.831399998664856</text:p>
              </table:table-cell>
              <table:table-cell office:value-type="float" office:value="0.855499998927116">
                <text:p>0.855499998927116</text:p>
              </table:table-cell>
              <table:table-cell office:value-type="float" office:value="0.870099999904633">
                <text:p>0.870099999904633</text:p>
              </table:table-cell>
              <table:table-cell office:value-type="float" office:value="0.830999999642372">
                <text:p>0.830999999642372</text:p>
              </table:table-cell>
              <table:table-cell office:value-type="float" office:value="0.862399997711182">
                <text:p>0.862399997711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1199999451637">
                <text:p>0.881199999451637</text:p>
              </table:table-cell>
              <table:table-cell office:value-type="float" office:value="0.843999999165535">
                <text:p>0.843999999165535</text:p>
              </table:table-cell>
              <table:table-cell office:value-type="float" office:value="0.869000002145767">
                <text:p>0.869000002145767</text:p>
              </table:table-cell>
              <table:table-cell office:value-type="float" office:value="0.862299999594688">
                <text:p>0.862299999594688</text:p>
              </table:table-cell>
              <table:table-cell office:value-type="float" office:value="0.855700000524521">
                <text:p>0.855700000524521</text:p>
              </table:table-cell>
              <table:table-cell office:value-type="float" office:value="0.868899999260902">
                <text:p>0.868899999260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9799997806549">
                <text:p>0.879799997806549</text:p>
              </table:table-cell>
              <table:table-cell office:value-type="float" office:value="0.845599997639656">
                <text:p>0.845599997639656</text:p>
              </table:table-cell>
              <table:table-cell office:value-type="float" office:value="0.864999998807907">
                <text:p>0.864999998807907</text:p>
              </table:table-cell>
              <table:table-cell office:value-type="float" office:value="0.87089999973774">
                <text:p>0.87089999973774</text:p>
              </table:table-cell>
              <table:table-cell office:value-type="float" office:value="0.855099996328354">
                <text:p>0.855099996328354</text:p>
              </table:table-cell>
              <table:table-cell office:value-type="float" office:value="0.847399996519089">
                <text:p>0.847399996519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53999999165535">
                <text:p>0.853999999165535</text:p>
              </table:table-cell>
              <table:table-cell office:value-type="float" office:value="0.821800000071526">
                <text:p>0.821800000071526</text:p>
              </table:table-cell>
              <table:table-cell office:value-type="float" office:value="0.857999999523163">
                <text:p>0.857999999523163</text:p>
              </table:table-cell>
              <table:table-cell office:value-type="float" office:value="0.837499998211861">
                <text:p>0.837499998211861</text:p>
              </table:table-cell>
              <table:table-cell office:value-type="float" office:value="0.821499997973442">
                <text:p>0.821499997973442</text:p>
              </table:table-cell>
              <table:table-cell office:value-type="float" office:value="0.850699998140335">
                <text:p>0.850699998140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0100000500679">
                <text:p>0.880100000500679</text:p>
              </table:table-cell>
              <table:table-cell office:value-type="float" office:value="0.826399996876717">
                <text:p>0.826399996876717</text:p>
              </table:table-cell>
              <table:table-cell office:value-type="float" office:value="0.870200001597405">
                <text:p>0.870200001597405</text:p>
              </table:table-cell>
              <table:table-cell office:value-type="float" office:value="0.870500000119209">
                <text:p>0.870500000119209</text:p>
              </table:table-cell>
              <table:table-cell office:value-type="float" office:value="0.812399998307228">
                <text:p>0.812399998307228</text:p>
              </table:table-cell>
              <table:table-cell office:value-type="float" office:value="0.842599999904632">
                <text:p>0.842599999904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0700000524521">
                <text:p>0.860700000524521</text:p>
              </table:table-cell>
              <table:table-cell office:value-type="float" office:value="0.868100000619888">
                <text:p>0.868100000619888</text:p>
              </table:table-cell>
              <table:table-cell office:value-type="float" office:value="0.881000000238419">
                <text:p>0.881000000238419</text:p>
              </table:table-cell>
              <table:table-cell office:value-type="float" office:value="0.866000000834465">
                <text:p>0.866000000834465</text:p>
              </table:table-cell>
              <table:table-cell office:value-type="float" office:value="0.825199998617172">
                <text:p>0.825199998617172</text:p>
              </table:table-cell>
              <table:table-cell office:value-type="float" office:value="0.868000004291534">
                <text:p>0.8680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70199998617172">
                <text:p>0.870199998617172</text:p>
              </table:table-cell>
              <table:table-cell office:value-type="float" office:value="0.889299997091293">
                <text:p>0.889299997091293</text:p>
              </table:table-cell>
              <table:table-cell office:value-type="float" office:value="0.876699999570846">
                <text:p>0.876699999570846</text:p>
              </table:table-cell>
              <table:table-cell office:value-type="float" office:value="0.870999997258186">
                <text:p>0.870999997258186</text:p>
              </table:table-cell>
              <table:table-cell office:value-type="float" office:value="0.842100001573563">
                <text:p>0.842100001573563</text:p>
              </table:table-cell>
              <table:table-cell office:value-type="float" office:value="0.86559999704361">
                <text:p>0.86559999704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1600002646446">
                <text:p>0.881600002646446</text:p>
              </table:table-cell>
              <table:table-cell office:value-type="float" office:value="0.879099996685982">
                <text:p>0.879099996685982</text:p>
              </table:table-cell>
              <table:table-cell office:value-type="float" office:value="0.876100000739097">
                <text:p>0.876100000739097</text:p>
              </table:table-cell>
              <table:table-cell office:value-type="float" office:value="0.838899999260902">
                <text:p>0.838899999260902</text:p>
              </table:table-cell>
              <table:table-cell office:value-type="float" office:value="0.853699995875359">
                <text:p>0.853699995875359</text:p>
              </table:table-cell>
              <table:table-cell office:value-type="float" office:value="0.852099999785423">
                <text:p>0.852099999785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5240000128746">
                <text:p>0.85240000128746</text:p>
              </table:table-cell>
              <table:table-cell office:value-type="float" office:value="0.881599999666214">
                <text:p>0.881599999666214</text:p>
              </table:table-cell>
              <table:table-cell office:value-type="float" office:value="0.875400002598762">
                <text:p>0.875400002598762</text:p>
              </table:table-cell>
              <table:table-cell office:value-type="float" office:value="0.885500003695488">
                <text:p>0.885500003695488</text:p>
              </table:table-cell>
              <table:table-cell office:value-type="float" office:value="0.875900001525879">
                <text:p>0.875900001525879</text:p>
              </table:table-cell>
              <table:table-cell office:value-type="float" office:value="0.883799999952316">
                <text:p>0.883799999952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5100001692772">
                <text:p>0.865100001692772</text:p>
              </table:table-cell>
              <table:table-cell office:value-type="float" office:value="0.880500000119209">
                <text:p>0.880500000119209</text:p>
              </table:table-cell>
              <table:table-cell office:value-type="float" office:value="0.885399999022484">
                <text:p>0.885399999022484</text:p>
              </table:table-cell>
              <table:table-cell office:value-type="float" office:value="0.867199999094009">
                <text:p>0.867199999094009</text:p>
              </table:table-cell>
              <table:table-cell office:value-type="float" office:value="0.865500000715256">
                <text:p>0.865500000715256</text:p>
              </table:table-cell>
              <table:table-cell office:value-type="float" office:value="0.873100002408028">
                <text:p>0.873100002408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